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P6" style:family="paragraph" style:parent-style-name="Standard" style:list-style-name="" style:master-pag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style:page-number="auto" fo:background-color="#ffffff"/>
    </style:style>
    <style:style style:name="P7" style:family="paragraph" style:parent-style-name="Standard" style:list-style-name="WWNum2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8" style:family="paragraph" style:parent-style-name="Standard" style:list-style-name="WWNum3">
      <loext:graphic-properties draw:fill="solid" draw:fill-color="#ffffff"/>
      <style:paragraph-properties fo:margin-top="0.494cm" fo:margin-bottom="0.494cm" loext:contextual-spacing="false" fo:line-height="100%" fo:text-align="justify" style:justify-single-word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top="0.494cm" fo:margin-bottom="0cm" loext:contextual-spacing="false" fo:line-height="100%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="0.388cm" fo:border="0.74pt solid #383a5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000000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style:font-name="Arial" fo:font-size="18pt" style:font-name-asian="Times New Roman1" style:font-size-asian="18pt" style:language-asian="pt" style:country-asian="BR" style:font-name-complex="Arial1" style:font-size-complex="18pt"/>
    </style:style>
    <style:style style:name="T3" style:family="text"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4" style:family="text"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T5" style:family="text">
      <style:text-properties fo:color="#000000" style:font-name="Consolas" fo:font-size="10pt" fo:font-weight="bold" style:font-name-asian="Times New Roman1" style:font-size-asian="10pt" style:language-asian="pt" style:country-asian="BR" style:font-weight-asian="bold" style:font-name-complex="Courier New2" style:font-size-complex="10pt"/>
    </style:style>
    <style:style style:name="T6" style:family="text">
      <style:text-properties fo:color="#000000" style:font-name="Consolas" fo:font-size="10pt" fo:font-style="italic" fo:font-weight="bold" style:font-name-asian="Times New Roman1" style:font-size-asian="10pt" style:language-asian="pt" style:country-asian="BR" style:font-style-asian="italic" style:font-weight-asian="bold" style:font-name-complex="Courier New2" style:font-size-complex="10pt" style:font-style-complex="italic"/>
    </style:style>
    <style:style style:name="T7" style:family="text">
      <style:text-properties fo:color="#000000" style:font-name="Consolas" fo:font-size="13.5pt" fo:font-weight="bold" style:font-name-asian="Times New Roman1" style:font-size-asian="13.5pt" style:language-asian="pt" style:country-asian="BR" style:font-weight-asian="bold" style:font-name-complex="Courier New2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1">Como criar pacotes .deb</text:span></text:h>
      <text:h text:style-name="P1" text:outline-level="4"><text:span text:style-name="T3">Pacotes .deb facilitam a instalação de aplicativos.</text:span></text:h>
      <text:p text:style-name="P2"><text:span text:style-name="T3">Pacotes </text:span><text:span text:style-name="T4">.deb</text:span><text:span text:style-name="T3"> facilitam a instalação de aplicativos, aqui no blog tem dois Posts que demonstram como “Instalar o Eclipse Galileo e o Aptana”, mas tudo poderia ser desprezado, se eu criasse um pacote .deb e disponibilizasse pra download, mas essa não é a idéia desse blog.</text:span></text:p>
      <text:p text:style-name="P2"><text:span text:style-name="T3">Os pacotes podem ser instalado em </text:span><text:span text:style-name="T4">Debian</text:span><text:span text:style-name="T3"> e </text:span><text:span text:style-name="T4">Debian-Likes</text:span><text:span text:style-name="T3"> (Ubuntu, Linux Mint, Backtrack 5…), que possuem o mesmo caminho para os diretórios dos aplicativos.</text:span></text:p>
      <text:p text:style-name="P3"><text:span text:style-name="T3">É bem simples </text:span><text:span text:style-name="T4">criar pacotes .deb</text:span><text:span text:style-name="T3">, vamos começar então</text:span></text:p>
      <text:list xml:id="list2589604564" text:style-name="WWNum1">
        <text:list-item>
          <text:p text:style-name="P9"><text:span text:style-name="T3">1 - crie uma pasta onde você desejar que será o nome do programa, aqui eu vou criar a pasta terminalroot dentro da minha Área de Trabalho.</text:span></text:p>
        </text:list-item>
        <text:list-item>
          <text:p text:style-name="P10"><text:span text:style-name="T3">2 - Depois crie dentro da sua pasta uma pasta em maiúsculo, com o nome </text:span><text:span text:style-name="T4">DEBIAN</text:span></text:p>
        </text:list-item>
        <text:list-item>
          <text:p text:style-name="P10"><text:span text:style-name="T3">3 - dentro da pasta </text:span><text:span text:style-name="T4">DEBIAN</text:span><text:span text:style-name="T3">, crie um arquivo com o nome de </text:span><text:span text:style-name="T4">control</text:span><text:span text:style-name="T3">, sem extensão.</text:span></text:p>
        </text:list-item>
        <text:list-item>
          <text:p text:style-name="P4"><text:span text:style-name="T3">4 - abra esse arquivo com seu editor de texto(gEdit por exemplo) e preencha com o código abaixo</text:span></text:p>
        </text:list-item>
      </text:list>
      <text:p text:style-name="P11"><text:span text:style-name="T5">Package:terminalroot</text:span></text:p>
      <text:p text:style-name="P11"><text:span text:style-name="T5">Version: 0.1</text:span></text:p>
      <text:p text:style-name="P11"><text:span text:style-name="T5">Priority:</text:span></text:p>
      <text:p text:style-name="P11"><text:span text:style-name="T5">Architecture: all</text:span></text:p>
      <text:p text:style-name="P11"><text:span text:style-name="T5">Essential:</text:span></text:p>
      <text:p text:style-name="P11"><text:span text:style-name="T5">Depends:</text:span></text:p>
      <text:p text:style-name="P11"><text:span text:style-name="T5">Pre-depends:</text:span></text:p>
      <text:p text:style-name="P11"><text:span text:style-name="T5">Suggests:</text:span></text:p>
      <text:p text:style-name="P11"><text:span text:style-name="T5">Installed-Size:</text:span></text:p>
      <text:p text:style-name="P11"><text:span text:style-name="T5">Maintainer: Marcos da B. M. Oliveira</text:span></text:p>
      <text:p text:style-name="P11"><text:span text:style-name="T5">Conflicts:</text:span></text:p>
      <text:p text:style-name="P11"><text:span text:style-name="T5">Replaces:</text:span></text:p>
      <text:p text:style-name="P11"><text:span text:style-name="T5">Provides:</text:span></text:p>
      <text:p text:style-name="P11"><text:span text:style-name="T5">Description: Acesse o blog terminalroot.com.br e descubra como criar pacotes .deb</text:span></text:p>
      <text:p text:style-name="P5"/>
      <text:p text:style-name="P2"><text:span text:style-name="T3">No código acima, as linhas que são obrigatórias, estão preenchidas, porém algumas linhas como </text:span><text:span text:style-name="T4">Depends</text:span><text:span text:style-name="T3">, por exemplo, se você preencher com pacotes necessários para o funcionamento do programa o </text:span><text:span text:style-name="T4">GDebi-Installer</text:span><text:span text:style-name="T3"> não instalará se não houver estas dependências, porém com os campos acima mencionados já podemos instalar o programa pelo </text:span><text:span text:style-name="T4">GDebi-Installer</text:span><text:span text:style-name="T3">.</text:span></text:p>
      <text:p text:style-name="P3"><text:span text:style-name="T3">Agora vamos ao programa, se você baixou um </text:span><text:span text:style-name="T4">tarball</text:span><text:span text:style-name="T3"> e não quer perder o tempo copiando arquivos pra dentro de pastas…você pode criar um </text:span><text:span text:style-name="T4">.deb</text:span><text:span text:style-name="T3"> e executá-lo, ou até mesmo, dar dois cliques nele, se o pacote foi criado com o root, ele </text:span><text:span text:style-name="T4">pedirá a senha de root</text:span><text:span text:style-name="T3">.</text:span></text:p>
      <text:list xml:id="list708277060" text:style-name="WWNum2">
        <text:list-item>
          <text:p text:style-name="P7"><text:soft-page-break/><text:span text:style-name="T3">5 - Dentro da pasta que você criou que aqui estou chamando de </text:span><text:span text:style-name="T4">terminalroot,</text:span><text:span text:style-name="T3"> crie as diretivas que você deseja, por exemplo, crie uma pasta com o nome “</text:span><text:span text:style-name="T4">usr</text:span><text:span text:style-name="T3">”, dentro de “</text:span><text:span text:style-name="T4">usr</text:span><text:span text:style-name="T3">”, crie uma pasta com o nome “</text:span><text:span text:style-name="T4">bin</text:span><text:span text:style-name="T3">” e dentro de “</text:span><text:span text:style-name="T4">bin</text:span><text:span text:style-name="T3">“(ISSO SERÁ O MESMO DE VOCÊ INFORMAR QUAIS OS CAMINHOS NO SEU COMPUTADOR QUE DESEJA PARA ONDE OS ARQUIVOS SEJAM COPIADOS) coloque um arquivo, sem extensão com esse código abaixo por exemplo</text:span></text:p>
        </text:list-item>
      </text:list>
      <text:p text:style-name="P11"><text:span text:style-name="T5">#!/bin/sh</text:span></text:p>
      <text:p text:style-name="P11"><text:span text:style-name="T6">echo</text:span><text:span text:style-name="T5"> "Acesse: terminalroot.com.br e descubra uma pá de coisa!"</text:span></text:p>
      <text:p text:style-name="P5"/>
      <text:p text:style-name="P3"><text:span text:style-name="T3">E salve com o nome </text:span><text:span text:style-name="T4">terminalroot</text:span><text:span text:style-name="T3">, lembrando que logo após isso dê permissão de execução pra esse arquivo</text:span></text:p>
      <text:p text:style-name="P11"><text:span text:style-name="T6">chmod</text:span><text:span text:style-name="T5"> +x terminalroot</text:span></text:p>
      <text:p text:style-name="P5"><text:bookmark text:name="_GoBack"/></text:p>
      <text:p text:style-name="P3"><text:span text:style-name="T3">No diretório que será criado o </text:span><text:span text:style-name="T4">.deb</text:span><text:span text:style-name="T3">, vc também pode</text:span><text:span text:style-name="T2"> </text:span><text:span text:style-name="T3">criar as pastas e sub-pastas pelo terminal, assim</text:span></text:p>
      <text:p text:style-name="P11"><text:span text:style-name="T6">mkdir</text:span><text:span text:style-name="T5"> -p usr/bin</text:span></text:p>
      <text:p text:style-name="P5"/>
      <text:p text:style-name="P3"><text:span text:style-name="T3">O “</text:span><text:span text:style-name="T4">usr</text:span><text:span text:style-name="T3">” não pode ter “</text:span><text:span text:style-name="T4">/</text:span><text:span text:style-name="T3">” na frente e você deve estar dentro do diretório </text:span><text:span text:style-name="T4">terminalroot</text:span><text:span text:style-name="T3">, pois se se fizer </text:span><text:span text:style-name="T4">/usr</text:span><text:span text:style-name="T3"> , será criado, se houver permissão, dentro do “</text:span><text:span text:style-name="T4">usr</text:span><text:span text:style-name="T3">” do seu computador.Você também pode criar um ícone no </text:span><text:span text:style-name="T4">painel do Gnome</text:span><text:span text:style-name="T3">, é só criar a pasta que ficará a imagem no seu computador e a imagem, exemplo</text:span></text:p>
      <text:p text:style-name="P11"><text:span text:style-name="T6">mkdir </text:span><text:span text:style-name="T5">opt/</text:span></text:p>
      <text:p text:style-name="P11"><text:span text:style-name="T6">cp </text:span><text:span text:style-name="T5">imagem.jpg terminalroot/opt</text:span></text:p>
      <text:p text:style-name="P5"/>
      <text:p text:style-name="P3"><text:span text:style-name="T3">E depois criar o icone que aparecerá no painel, exemplo, </text:span><text:span text:style-name="T4">terminalroot.desktop</text:span><text:span text:style-name="T3">, dae teria essa configuração dentro do arquivo</text:span></text:p>
      <text:p text:style-name="P11"><text:span text:style-name="T5">[Desktop Entry]</text:span></text:p>
      <text:p text:style-name="P11"><text:span text:style-name="T6">Name</text:span><text:span text:style-name="T5">=Marcos Pinguim</text:span></text:p>
      <text:p text:style-name="P11"><text:span text:style-name="T6">Icon</text:span><text:span text:style-name="T5">=/opt/terminalroot.jpg</text:span></text:p>
      <text:p text:style-name="P11"><text:span text:style-name="T6">Type</text:span><text:span text:style-name="T5">=Application</text:span></text:p>
      <text:p text:style-name="P11"><text:span text:style-name="T6">Categories</text:span><text:span text:style-name="T5">=GNOME;GTK;Utility;TextEditor;</text:span></text:p>
      <text:p text:style-name="P11"><text:span text:style-name="T6">Exec</text:span><text:span text:style-name="T5">=terminalroot</text:span></text:p>
      <text:p text:style-name="P11"><text:span text:style-name="T6">StartupNotify</text:span><text:span text:style-name="T5">=</text:span><text:span text:style-name="T6">false</text:span></text:p>
      <text:p text:style-name="P11"><text:span text:style-name="T6">Terminal</text:span><text:span text:style-name="T5">=</text:span><text:span text:style-name="T6">false</text:span></text:p>
      <text:p text:style-name="P5"/>
      <text:p text:style-name="P2"><text:soft-page-break/><text:span text:style-name="T3">Para isso é necessário haver o carregamento do </text:span><text:span text:style-name="T4">gtk</text:span><text:span text:style-name="T3"> na execução do programa, que não será esse caso, somente se você digitar no terminal</text:span><text:span text:style-name="T2"> </text:span><text:span text:style-name="T3">“</text:span><text:span text:style-name="T4">terminalroot</text:span><text:span text:style-name="T3">”, obterá o texto do salvo no arquivo </text:span><text:span text:style-name="T4">usr/bin/terminalroot</text:span><text:span text:style-name="T3">, e salvará esse arquivo </text:span><text:span text:style-name="T4">terminalroot.desktop</text:span><text:span text:style-name="T3"> dentro da pasta que será criado o pacote </text:span><text:span text:style-name="T4">.deb</text:span></text:p>
      <text:p text:style-name="P11"><text:span text:style-name="T6">mkdir</text:span><text:span text:style-name="T5"> -p</text:span></text:p>
      <text:list xml:id="list675784324" text:style-name="WWNum3">
        <text:list-item>
          <text:p text:style-name="P8"><text:span text:style-name="T3">6 - depois de criar a pasta </text:span><text:span text:style-name="T4">DEBIAN</text:span><text:span text:style-name="T3">; o arquivo </text:span><text:span text:style-name="T4">control</text:span><text:span text:style-name="T3">; as pasta na </text:span><text:span text:style-name="T4">raiz da pasta</text:span><text:span text:style-name="T3"> que será copiado os arquivos, e pôr os arquivos que serão copiados dentro das suas respectivas páginas, basta agora “</text:span><text:span text:style-name="T4">compactar</text:span><text:span text:style-name="T3">” em </text:span><text:span text:style-name="T4">.deb</text:span></text:p>
        </text:list-item>
      </text:list>
      <text:p text:style-name="P11"><text:span text:style-name="T5">dpkg-deb -b terminalroot/ terminalroot.0.1.deb</text:span></text:p>
      <text:p text:style-name="P5"/>
      <text:p text:style-name="P3"><text:span text:style-name="T3">E o pacotes será criado.Agora instale-o, ou dando dois cliques(ou abrindo com o </text:span><text:span text:style-name="T4">Gdebi-installer)</text:span><text:span text:style-name="T3">, ou pelo terminal</text:span></text:p>
      <text:p text:style-name="P11"><text:span text:style-name="T5">dpkg -i terminalroot.0.1.deb</text:span></text:p>
      <text:p text:style-name="P5"/>
      <text:p text:style-name="P2"><text:span text:style-name="T3">Todas as tarefas restantes serão feitas automaticamente, e o pacote será instalado.Agora vá ao terminal e digite “</text:span><text:span text:style-name="T4">terminalroot</text:span><text:span text:style-name="T3">”, terá o texto pré-configurado para responder, se fosse um software seria executado, se houve </text:span><text:span text:style-name="T4">Gtk</text:span><text:span text:style-name="T3"> pre-configurada abriria a janela, até mesmo pelo ícone pre-programado, se você for no painel</text:span></text:p>
      <text:p text:style-name="P3"><text:span text:style-name="T3">Aplicativos &gt; Acessórios</text:span></text:p>
      <text:p text:style-name="P3"><text:span text:style-name="T3">Verá a imagem lá, entre as opções dos aplicativos, porém se clicar não fará nada.Para remover, basta</text:span></text:p>
      <text:p text:style-name="P11"><text:span text:style-name="T5">apt-get remove terminalroot</text:span></text:p>
      <text:p text:style-name="P5"/>
      <text:p text:style-name="P3"><text:span text:style-name="T3">Todos os arquivos copiados serão remvidos, inclusive as image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ro-tit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" style:family="text" style:parent-style-name="Default_20_Paragraph_20_Font"/>
    <style:style style:name="nb" style:family="text" style:parent-style-name="Default_20_Paragraph_20_Font"/>
    <style:style style:name="s2" style:family="text" style:parent-style-name="Default_20_Paragraph_20_Font"/>
    <style:style style:name="nt" style:family="text" style:parent-style-name="Default_20_Paragraph_20_Font"/>
    <style:style style:name="o" style:family="text" style:parent-style-name="Default_20_Paragraph_20_Font"/>
    <style:style style:name="nv" style:family="text" style:parent-style-name="Default_20_Paragraph_20_Font"/>
    <style:style style:name="p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senvolvimento</meta:initial-creator>
    <dc:creator>Desenvolvimento</dc:creator>
    <meta:editing-cycles>5</meta:editing-cycles>
    <meta:print-date>2020-11-13T13:58:00</meta:print-date>
    <meta:creation-date>2020-11-13T13:19:00</meta:creation-date>
    <dc:date>2020-11-13T14:00:00</dc:date>
    <meta:editing-duration>PT12M</meta:editing-duration>
    <meta:generator>LibreOffice/6.4.6.2$Linux_X86_64 LibreOffice_project/40$Build-2</meta:generator>
    <meta:document-statistic meta:table-count="0" meta:image-count="0" meta:object-count="0" meta:page-count="3" meta:paragraph-count="55" meta:word-count="710" meta:character-count="4407" meta:non-whitespace-character-count="3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